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L’Iran doit mettre fin à l’usage illégal de la force contre des manifestants pacifiques</text:p>
      <text:p text:style-name="Standard"/>
      <text:p text:style-name="Standard">🗒️Des experts de l’ONU et des organisations de la société civile ont documenté des preuves crédibles que les forces de sécurité iraniennes utilisent une force indiscriminée et excessive contre les manifestants, y compris l’usage illégal d’armes à feu à bout portant, causant des morts et des blessures graves.</text:p>
      <text:p text:style-name="Standard"/>
      <text:p text:style-name="Standard">📵Les coupures d’Internet ont rendu la documentation difficile, mais des rapports crédibles montrent un schéma d’homicides illégaux, de torture et d’un climat persistant d’impunité.</text:p>
      <text:p text:style-name="Standard"/>
      <text:p text:style-name="Standard">Le hashtag#UnitedAgainstTorture Consortium appelle hashtag#Iran à :</text:p>
      <text:p text:style-name="Standard">➡️Mettre fin à l’usage de la force létale contre les manifestants</text:p>
      <text:p text:style-name="Standard">➡️Respecter les droits à la réunion pacifique et à la liberté d’expression</text:p>
      <text:p text:style-name="Standard">➡️Libérer sans condition ceux détenus pour avoir exercé ces droits</text:p>
      <text:p text:style-name="Standard">➡️Assurer des enquêtes indépendantes et une pleine responsabilité</text:p>
      <text:p text:style-name="Standard"/>
      <text:p text:style-name="Standard">Nous exhortons également les États membres du Conseil des droits de l’homme à renouveler et renforcer le mandat de la Mission d’enquête des Nations Unies visant à préserver les preuves de torture, d’homicides illicites et d’autres violations graves.</text:p>
      <text:p text:style-name="Standard"/>
      <text:p text:style-name="Standard">OMCT- World Organisation Against Torture, IRCT International Rehabilitation Council for Torture Victims, Omega Research Foundation</text:p>
      <text:p text:style-name="Standard"/>
      <text:p text:style-name="Standard">🔗 Consultez le lien dans les commentaires pour lire la déclaration complète.</text:p>
      <text:p text:style-name="Standard">image.p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9T07:29:43.827632300</meta:creation-date>
    <dc:date>2026-02-09T07:52:58.790742100</dc:date>
    <meta:editing-duration>PT6M8S</meta:editing-duration>
    <meta:editing-cycles>1</meta:editing-cycles>
    <meta:document-statistic meta:table-count="0" meta:image-count="0" meta:object-count="0" meta:page-count="1" meta:paragraph-count="12" meta:word-count="200" meta:character-count="1373" meta:non-whitespace-character-count="1185"/>
    <meta:generator>LibreOffice/25.2.7.2$Windows_X86_64 LibreOffice_project/5cbfd1ab6520636bb5f7b99185aa69bd7456825d</meta:generator>
  </office:meta>
</office:document-meta>
</file>